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fill="none" draw:textarea-vertical-align="middle"/>
    </style:style>
    <style:style style:name="gr2" style:family="graphic" style:parent-style-name="measure">
      <style:graphic-properties draw:textarea-vertical-align="middl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vertical-align="middle" draw:auto-grow-height="false" fo:min-height="0cm" fo:min-width="0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textarea-vertical-align="middle" draw:auto-grow-height="false" fo:min-height="0.004cm" fo:min-width="0cm" fo:wrap-option="wrap"/>
    </style:style>
    <style:style style:name="gr10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1" style:family="graphic" style:parent-style-name="standard">
      <style:graphic-properties svg:stroke-color="#c5000b" draw:fill-color="#c5000b" draw:textarea-vertical-align="middle" draw:auto-grow-height="false" fo:min-height="0cm" fo:min-width="0cm" fo:wrap-option="wrap"/>
    </style:style>
    <style:style style:name="gr12" style:family="graphic" style:parent-style-name="standard">
      <style:graphic-properties svg:stroke-color="#c5000b" draw:fill-color="#c5000b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ff420e" draw:marker-start="Arrow" draw:marker-start-width="0.3cm" draw:marker-end="Arrow" draw:marker-end-width="0.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c5000b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671cm" svg:y1="0.591cm" svg:x2="0.972cm" svg:y2="5.063cm">
          <text:p/>
        </draw:line>
        <draw:measure draw:style-name="gr2" draw:text-style-name="P3" draw:layer="measurelines" svg:x1="2.75cm" svg:y1="3.385cm" svg:x2="5.036cm" svg:y2="5.798cm">
          <text:p text:style-name="P2"><text:measure text:kind="gap"/><text:measure text:kind="value">1.31</text:measure><text:s/><text:measure text:kind="unit">"</text:measure><text:measure text:kind="gap"/></text:p>
        </draw:measure>
        <draw:frame draw:style-name="gr3" draw:text-style-name="P3" draw:layer="layout" svg:width="0.971cm" svg:height="1.09cm" svg:x="3.43cm" svg:y="3.73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measure draw:style-name="gr2" draw:text-style-name="P3" draw:layer="measurelines" svg:x1="5.048cm" svg:y1="5.764cm" svg:x2="6.034cm" svg:y2="6.809cm">
          <text:p text:style-name="P2"><text:measure text:kind="gap"/><text:measure text:kind="value">0.57</text:measure><text:s/><text:measure text:kind="unit">"</text:measure><text:measure text:kind="gap"/></text:p>
        </draw:measure>
        <draw:frame draw:style-name="gr3" draw:text-style-name="P3" draw:layer="layout" svg:width="0.971cm" svg:height="1.09cm" svg:x="5.131cm" svg:y="5.63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3" draw:layer="layout" svg:width="3.064cm" svg:height="0.597cm" svg:x="3.412cm" svg:y="1.22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3" draw:layer="layout" svg:width="2.332cm" svg:height="0.597cm" svg:x="5.163cm" svg:y="3.2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3" draw:layer="layout" svg:width="2.998cm" svg:height="0.597cm" svg:x="6.814cm" svg:y="4.11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4" draw:text-style-name="P1" draw:layer="layout" svg:x1="7.83cm" svg:y1="3.131cm" svg:x2="3.131cm" svg:y2="7.603cm">
          <text:p/>
        </draw:line>
        <draw:line draw:style-name="gr1" draw:text-style-name="P1" draw:layer="layout" svg:x1="8.592cm" svg:y1="4.374cm" svg:x2="3.893cm" svg:y2="8.846cm">
          <text:p/>
        </draw:line>
        <draw:custom-shape draw:style-name="gr5" draw:text-style-name="P3" draw:layer="layout" svg:width="0.254cm" svg:height="0.254cm" svg:x="1.226cm" svg:y="3.385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4cm" svg:height="0.254cm" svg:x="1.927cm" svg:y="2.686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4cm" svg:height="0.254cm" svg:x="1.928cm" svg:y="0.387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4cm" svg:height="0.254cm" svg:x="0.328cm" svg:y="2.487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4cm" svg:height="0.254cm" svg:x="0.628cm" svg:y="1.487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4cm" svg:height="0.254cm" svg:x="3.328cm" svg:y="0.687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4cm" svg:height="0.254cm" svg:x="1.928cm" svg:y="3.887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4cm" svg:height="0.254cm" svg:x="3.893cm" svg:y="1.988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6" draw:text-style-name="P3" draw:layer="layout" svg:width="0.381cm" svg:height="0.381cm" svg:x="7.322cm" svg:y="6.0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3" draw:layer="layout" svg:width="0.381cm" svg:height="0.381cm" svg:x="7.322cm" svg:y="5.2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3" draw:layer="layout" svg:width="0.381cm" svg:height="0.381cm" svg:x="6.322cm" svg:y="7.1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3" draw:layer="layout" svg:width="0.381cm" svg:height="0.381cm" svg:x="5.422cm" svg:y="8.5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3" draw:layer="layout" svg:width="0.381cm" svg:height="0.381cm" svg:x="8.622cm" svg:y="5.7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3" draw:layer="layout" svg:width="0.381cm" svg:height="0.381cm" svg:x="8.122cm" svg:y="7.0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3" draw:layer="layout" svg:width="0.381cm" svg:height="0.381cm" svg:x="7.322cm" svg:y="9.3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7" draw:text-style-name="P4" draw:layer="layout" svg:width="3.205cm" svg:height="1.673cm" svg:x="1.088cm" svg:y="1.607cm">
          <draw:text-box>
            <text:p>Class +1</text:p>
          </draw:text-box>
        </draw:frame>
        <draw:frame draw:style-name="gr8" draw:text-style-name="P4" draw:layer="layout" svg:width="3.048cm" svg:height="0.962cm" svg:x="6.052cm" svg:y="7.757cm">
          <draw:text-box>
            <text:p>Class -1</text:p>
          </draw:text-box>
        </draw:frame>
      </draw:page>
      <draw:page draw:name="page2" draw:style-name="dp1" draw:master-page-name="Default">
        <draw:line draw:style-name="gr1" draw:text-style-name="P1" draw:layer="layout" svg:x1="5.671cm" svg:y1="0.591cm" svg:x2="0.972cm" svg:y2="5.063cm">
          <text:p/>
        </draw:line>
        <draw:frame draw:style-name="gr3" draw:text-style-name="P3" draw:layer="layout" svg:width="0.971cm" svg:height="1.025cm" svg:x="7.675cm" svg:y="1.3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3" draw:layer="layout" svg:width="2.315cm" svg:height="0.597cm" svg:x="0.37cm" svg:y="4.80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3" draw:layer="layout" svg:width="2.332cm" svg:height="0.597cm" svg:x="0.61cm" svg:y="6.70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3" draw:layer="layout" svg:width="2.623cm" svg:height="0.597cm" svg:x="2.146cm" svg:y="8.10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4" draw:text-style-name="P1" draw:layer="layout" svg:x1="7.43cm" svg:y1="2.331cm" svg:x2="2.731cm" svg:y2="6.803cm">
          <text:p/>
        </draw:line>
        <draw:line draw:style-name="gr1" draw:text-style-name="P1" draw:layer="layout" svg:x1="9.192cm" svg:y1="3.874cm" svg:x2="4.493cm" svg:y2="8.346cm">
          <text:p/>
        </draw:line>
        <draw:custom-shape draw:style-name="gr5" draw:text-style-name="P3" draw:layer="layout" svg:width="0.254cm" svg:height="0.254cm" svg:x="1.226cm" svg:y="3.385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9" draw:text-style-name="P3" draw:layer="layout" svg:width="0.254cm" svg:height="0.254cm" svg:x="1.927cm" svg:y="2.686cm">
          <text:p/>
          <draw:enhanced-geometry svg:viewBox="0 0 21600 21600" draw:text-areas="?f7 ?f7 ?f8 ?f8" draw:type="col-502ad400" draw:modifiers="108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4cm" svg:height="0.254cm" svg:x="1.928cm" svg:y="0.387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4cm" svg:height="0.254cm" svg:x="0.328cm" svg:y="2.487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4cm" svg:height="0.254cm" svg:x="0.628cm" svg:y="1.487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4cm" svg:height="0.254cm" svg:x="3.328cm" svg:y="0.687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4cm" svg:height="0.254cm" svg:x="1.928cm" svg:y="3.887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4cm" svg:height="0.254cm" svg:x="3.893cm" svg:y="1.988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6" draw:text-style-name="P3" draw:layer="layout" svg:width="0.381cm" svg:height="0.381cm" svg:x="7.322cm" svg:y="6.0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3" draw:layer="layout" svg:width="0.381cm" svg:height="0.381cm" svg:x="7.322cm" svg:y="5.2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3" draw:layer="layout" svg:width="0.381cm" svg:height="0.381cm" svg:x="6.322cm" svg:y="7.1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3" draw:layer="layout" svg:width="0.381cm" svg:height="0.381cm" svg:x="5.422cm" svg:y="8.5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3" draw:layer="layout" svg:width="0.381cm" svg:height="0.381cm" svg:x="8.622cm" svg:y="5.7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3" draw:layer="layout" svg:width="0.381cm" svg:height="0.381cm" svg:x="8.122cm" svg:y="7.0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3" draw:layer="layout" svg:width="0.381cm" svg:height="0.381cm" svg:x="7.322cm" svg:y="9.3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7" draw:text-style-name="P6" draw:layer="layout" svg:width="3.078cm" svg:height="1.673cm" svg:x="1.088cm" svg:y="1.607cm">
          <draw:text-box>
            <text:p text:style-name="P5">Class +1</text:p>
          </draw:text-box>
        </draw:frame>
        <draw:frame draw:style-name="gr8" draw:text-style-name="P6" draw:layer="layout" svg:width="3.048cm" svg:height="0.962cm" svg:x="6.052cm" svg:y="7.757cm">
          <draw:text-box>
            <text:p text:style-name="P5">Class -1</text:p>
          </draw:text-box>
        </draw:frame>
        <draw:line draw:style-name="gr10" draw:text-style-name="P3" draw:layer="layout" svg:x1="5.817cm" svg:y1="0.483cm" svg:x2="9.119cm" svg:y2="4.039cm">
          <text:p/>
        </draw:line>
      </draw:page>
      <draw:page draw:name="page3" draw:style-name="dp1" draw:master-page-name="Default">
        <draw:line draw:style-name="gr1" draw:text-style-name="P1" draw:layer="layout" svg:x1="5.671cm" svg:y1="0.591cm" svg:x2="0.972cm" svg:y2="5.063cm">
          <text:p/>
        </draw:line>
        <draw:frame draw:style-name="gr3" draw:text-style-name="P3" draw:layer="layout" svg:width="0.971cm" svg:height="1.025cm" svg:x="7.675cm" svg:y="1.3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4" draw:text-style-name="P1" draw:layer="layout" svg:x1="7.43cm" svg:y1="2.331cm" svg:x2="2.731cm" svg:y2="6.803cm">
          <text:p/>
        </draw:line>
        <draw:line draw:style-name="gr1" draw:text-style-name="P1" draw:layer="layout" svg:x1="9.192cm" svg:y1="3.874cm" svg:x2="4.493cm" svg:y2="8.346cm">
          <text:p/>
        </draw:line>
        <draw:custom-shape draw:style-name="gr5" draw:text-style-name="P3" draw:layer="layout" svg:width="0.254cm" svg:height="0.254cm" svg:x="1.226cm" svg:y="3.385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9" draw:text-style-name="P3" draw:layer="layout" svg:width="0.254cm" svg:height="0.254cm" svg:x="1.927cm" svg:y="2.686cm">
          <text:p/>
          <draw:enhanced-geometry svg:viewBox="0 0 21600 21600" draw:text-areas="?f7 ?f7 ?f8 ?f8" draw:type="col-502ad400" draw:modifiers="108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4cm" svg:height="0.254cm" svg:x="1.928cm" svg:y="0.387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4cm" svg:height="0.254cm" svg:x="0.328cm" svg:y="2.487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4cm" svg:height="0.254cm" svg:x="0.628cm" svg:y="1.487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4cm" svg:height="0.254cm" svg:x="3.328cm" svg:y="0.687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4cm" svg:height="0.254cm" svg:x="1.928cm" svg:y="3.887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254cm" svg:height="0.254cm" svg:x="3.893cm" svg:y="1.988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6" draw:text-style-name="P3" draw:layer="layout" svg:width="0.381cm" svg:height="0.381cm" svg:x="7.322cm" svg:y="6.0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3" draw:layer="layout" svg:width="0.381cm" svg:height="0.381cm" svg:x="7.322cm" svg:y="5.2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3" draw:layer="layout" svg:width="0.381cm" svg:height="0.381cm" svg:x="6.322cm" svg:y="7.1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3" draw:layer="layout" svg:width="0.381cm" svg:height="0.381cm" svg:x="5.422cm" svg:y="8.5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3" draw:layer="layout" svg:width="0.381cm" svg:height="0.381cm" svg:x="8.622cm" svg:y="5.7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3" draw:layer="layout" svg:width="0.381cm" svg:height="0.381cm" svg:x="8.122cm" svg:y="7.0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3" draw:layer="layout" svg:width="0.381cm" svg:height="0.381cm" svg:x="7.322cm" svg:y="9.3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7" draw:text-style-name="P4" draw:layer="layout" svg:width="3.078cm" svg:height="1.673cm" svg:x="1.088cm" svg:y="1.607cm">
          <draw:text-box>
            <text:p>Class +1</text:p>
          </draw:text-box>
        </draw:frame>
        <draw:frame draw:style-name="gr8" draw:text-style-name="P4" draw:layer="layout" svg:width="3.048cm" svg:height="0.962cm" svg:x="6.052cm" svg:y="7.757cm">
          <draw:text-box>
            <text:p>Class -1</text:p>
          </draw:text-box>
        </draw:frame>
        <draw:custom-shape draw:style-name="gr11" draw:text-style-name="P7" draw:layer="layout" svg:width="0.254cm" svg:height="0.254cm" svg:x="7.029cm" svg:y="4.388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12" draw:text-style-name="P7" draw:layer="layout" svg:width="0.381cm" svg:height="0.381cm" svg:x="3.169cm" svg:y="4.528cm">
          <text:p/>
          <draw:enhanced-geometry svg:viewBox="0 0 21600 21600" draw:glue-points="10800 0 0 10800 10800 21600 21600 10800" draw:text-areas="?f52 ?f52 ?f53 ?f53" draw:type="sun" draw:modifiers="27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line draw:style-name="gr10" draw:text-style-name="P3" draw:layer="layout" svg:x1="5.817cm" svg:y1="0.483cm" svg:x2="9.119cm" svg:y2="4.039cm">
          <text:p/>
        </draw:line>
        <draw:line draw:style-name="gr13" draw:text-style-name="P3" draw:layer="layout" svg:x1="7.052cm" svg:y1="4.428cm" svg:x2="4.385cm" svg:y2="1.888cm">
          <text:p/>
        </draw:line>
        <draw:line draw:style-name="gr13" draw:text-style-name="P3" draw:layer="layout" svg:x1="3.423cm" svg:y1="4.909cm" svg:x2="5.709cm" svg:y2="7.322cm">
          <text:p/>
        </draw:line>
        <draw:frame draw:style-name="gr3" draw:text-style-name="P3" draw:layer="layout" svg:width="0.56cm" svg:height="0.483cm" svg:x="4.006cm" svg:y="5.92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3" draw:layer="layout" svg:width="0.56cm" svg:height="0.483cm" svg:x="5.13cm" svg:y="3.02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" draw:text-style-name="P3" draw:layer="layout" svg:width="2.315cm" svg:height="0.597cm" svg:x="0.371cm" svg:y="4.8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3" draw:layer="layout" svg:width="2.332cm" svg:height="0.597cm" svg:x="0.611cm" svg:y="6.70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3" draw:layer="layout" svg:width="2.623cm" svg:height="0.597cm" svg:x="2.147cm" svg:y="8.10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83cm" fo:margin-bottom="0.483cm" fo:margin-left="0.483cm" fo:margin-right="0.483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orrest Bao</meta:initial-creator>
    <meta:creation-date>2016-03-10T14:27:04.742947690</meta:creation-date>
    <dc:date>2020-10-12T19:51:33.924475649</dc:date>
    <meta:editing-duration>PT18M46S</meta:editing-duration>
    <meta:editing-cycles>9</meta:editing-cycles>
    <meta:generator>LibreOffice/6.0.7.3$Linux_X86_64 LibreOffice_project/00m0$Build-3</meta:generator>
    <meta:document-statistic meta:object-count="83"/>
  </office:meta>
</office:document-meta>
</file>

<file path=Object 1/content.xml><?xml version="1.0" encoding="utf-8"?>
<math xmlns="http://www.w3.org/1998/Math/MathML" display="block">
  <semantics>
    <mrow>
      <msup>
        <mstyle mathvariant="bold">
          <mi>w</mi>
        </mstyle>
        <mi>T</mi>
      </msup>
      <mrow>
        <mrow>
          <mstyle mathvariant="bold">
            <mi>x</mi>
          </mstyle>
          <mo stretchy="false">+</mo>
          <msub>
            <mi>w</mi>
            <mi>b</mi>
          </msub>
        </mrow>
        <mo stretchy="false">=</mo>
        <mn>1</mn>
      </mrow>
    </mrow>
    <annotation encoding="StarMath 5.0">{ bold w}^T {bold x} + w_b = 1 </annotation>
  </semantics>
</math>
</file>

<file path=Object 10/content.xml><?xml version="1.0" encoding="utf-8"?>
<math xmlns="http://www.w3.org/1998/Math/MathML" display="block">
  <semantics>
    <mrow>
      <msup>
        <mstyle mathvariant="bold">
          <mi>w</mi>
        </mstyle>
        <mi>T</mi>
      </msup>
      <mrow>
        <mrow>
          <mstyle mathvariant="bold">
            <mi>x</mi>
          </mstyle>
          <mo stretchy="false">+</mo>
          <msub>
            <mi>w</mi>
            <mi>b</mi>
          </msub>
        </mrow>
        <mo stretchy="false">=</mo>
        <mn>1</mn>
      </mrow>
    </mrow>
    <annotation encoding="StarMath 5.0">{ bold w}^T {bold x} + w_b = 1 </annotation>
  </semantics>
</math>
</file>

<file path=Object 11/content.xml><?xml version="1.0" encoding="utf-8"?>
<math xmlns="http://www.w3.org/1998/Math/MathML" display="block">
  <semantics>
    <msub>
      <mi mathvariant="normal">ξ</mi>
      <mn>1</mn>
    </msub>
    <annotation encoding="StarMath 5.0">%xi_1</annotation>
  </semantics>
</math>
</file>

<file path=Object 12/content.xml><?xml version="1.0" encoding="utf-8"?>
<math xmlns="http://www.w3.org/1998/Math/MathML" display="block">
  <semantics>
    <msub>
      <mi mathvariant="normal">ξ</mi>
      <mn>2</mn>
    </msub>
    <annotation encoding="StarMath 5.0">%xi_2</annotation>
  </semantics>
</math>
</file>

<file path=Object 13/content.xml><?xml version="1.0" encoding="utf-8"?>
<math xmlns="http://www.w3.org/1998/Math/MathML" display="block">
  <semantics>
    <mrow>
      <msup>
        <mstyle mathvariant="bold">
          <mi>w</mi>
        </mstyle>
        <mi>T</mi>
      </msup>
      <mrow>
        <mrow>
          <mstyle mathvariant="bold">
            <mi>x</mi>
          </mstyle>
          <mo stretchy="false">+</mo>
          <msub>
            <mi>w</mi>
            <mi>b</mi>
          </msub>
        </mrow>
        <mo stretchy="false">=</mo>
        <mn>0</mn>
      </mrow>
    </mrow>
    <annotation encoding="StarMath 5.0">{ bold w}^T {bold x} + w_b  = 0 </annotation>
  </semantics>
</math>
</file>

<file path=Object 14/content.xml><?xml version="1.0" encoding="utf-8"?>
<math xmlns="http://www.w3.org/1998/Math/MathML" display="block">
  <semantics>
    <mrow>
      <msup>
        <mstyle mathvariant="bold">
          <mi>w</mi>
        </mstyle>
        <mi>T</mi>
      </msup>
      <mrow>
        <mrow>
          <mstyle mathvariant="bold">
            <mi>x</mi>
          </mstyle>
          <mo stretchy="false">+</mo>
          <msub>
            <mi>w</mi>
            <mi>b</mi>
          </msub>
        </mrow>
        <mo stretchy="false">=</mo>
        <mrow>
          <mo stretchy="false">−</mo>
          <mn>1</mn>
        </mrow>
      </mrow>
    </mrow>
    <annotation encoding="StarMath 5.0">{ bold w}^T {bold x} + w_b =-1</annotation>
  </semantics>
</math>
</file>

<file path=Object 15/content.xml><?xml version="1.0" encoding="utf-8"?>
<math xmlns="http://www.w3.org/1998/Math/MathML" display="block">
  <semantics>
    <mrow>
      <msup>
        <mstyle mathvariant="bold">
          <mi>w</mi>
        </mstyle>
        <mi>T</mi>
      </msup>
      <mrow>
        <mrow>
          <mstyle mathvariant="bold">
            <mi>x</mi>
          </mstyle>
          <mo stretchy="false">+</mo>
          <msub>
            <mi>w</mi>
            <mi>b</mi>
          </msub>
          <mo stretchy="false">+</mo>
          <msub>
            <mi>d</mi>
            <mn>2</mn>
          </msub>
        </mrow>
        <mo stretchy="false">=</mo>
        <mn>0</mn>
      </mrow>
    </mrow>
    <annotation encoding="StarMath 5.0">{ bold w}^T {bold x} + w_b + d_2 = 0 </annotation>
  </semantics>
</math>
</file>

<file path=Object 2/content.xml><?xml version="1.0" encoding="utf-8"?>
<math xmlns="http://www.w3.org/1998/Math/MathML" display="block">
  <semantics>
    <mfrac>
      <msub>
        <mi>d</mi>
        <mn>1</mn>
      </msub>
      <mrow>
        <mo fence="true" stretchy="false">‖</mo>
        <mrow>
          <mstyle mathvariant="bold">
            <mi>w</mi>
          </mstyle>
        </mrow>
        <mo fence="true" stretchy="false">‖</mo>
      </mrow>
    </mfrac>
    <annotation encoding="StarMath 5.0">{d_1} over {ldline bold w rdline  } </annotation>
  </semantics>
</math>
</file>

<file path=Object 3/content.xml><?xml version="1.0" encoding="utf-8"?>
<math xmlns="http://www.w3.org/1998/Math/MathML" display="block">
  <semantics>
    <mfrac>
      <msub>
        <mi>d</mi>
        <mn>2</mn>
      </msub>
      <mrow>
        <mo fence="true" stretchy="false">‖</mo>
        <mrow>
          <mstyle mathvariant="bold">
            <mi>w</mi>
          </mstyle>
        </mrow>
        <mo fence="true" stretchy="false">‖</mo>
      </mrow>
    </mfrac>
    <annotation encoding="StarMath 5.0">{d_2} over {ldline bold w rdline  } </annotation>
  </semantics>
</math>
</file>

<file path=Object 4/content.xml><?xml version="1.0" encoding="utf-8"?>
<math xmlns="http://www.w3.org/1998/Math/MathML" display="block">
  <semantics>
    <mrow>
      <msup>
        <mstyle mathvariant="bold">
          <mi>w</mi>
        </mstyle>
        <mi>T</mi>
      </msup>
      <mrow>
        <mrow>
          <mstyle mathvariant="bold">
            <mi>x</mi>
          </mstyle>
          <mo stretchy="false">+</mo>
          <msub>
            <mi>w</mi>
            <mi>b</mi>
          </msub>
          <mo stretchy="false">−</mo>
          <msub>
            <mi>d</mi>
            <mn>1</mn>
          </msub>
        </mrow>
        <mo stretchy="false">=</mo>
        <mn>0</mn>
      </mrow>
    </mrow>
    <annotation encoding="StarMath 5.0">{ bold w}^T {bold x} + w_b - d_1 = 0 </annotation>
  </semantics>
</math>
</file>

<file path=Object 5/content.xml><?xml version="1.0" encoding="utf-8"?>
<math xmlns="http://www.w3.org/1998/Math/MathML" display="block">
  <semantics>
    <mrow>
      <msup>
        <mstyle mathvariant="bold">
          <mi>w</mi>
        </mstyle>
        <mi>T</mi>
      </msup>
      <mrow>
        <mrow>
          <mstyle mathvariant="bold">
            <mi>x</mi>
          </mstyle>
          <mo stretchy="false">+</mo>
          <msub>
            <mi>w</mi>
            <mi>b</mi>
          </msub>
        </mrow>
        <mo stretchy="false">=</mo>
        <mn>0</mn>
      </mrow>
    </mrow>
    <annotation encoding="StarMath 5.0">{ bold w}^T {bold x} + w_b  = 0 </annotation>
  </semantics>
</math>
</file>

<file path=Object 6/content.xml><?xml version="1.0" encoding="utf-8"?>
<math xmlns="http://www.w3.org/1998/Math/MathML" display="block">
  <semantics>
    <mrow>
      <msup>
        <mstyle mathvariant="bold">
          <mi>w</mi>
        </mstyle>
        <mi>T</mi>
      </msup>
      <mrow>
        <mrow>
          <mstyle mathvariant="bold">
            <mi>x</mi>
          </mstyle>
          <mo stretchy="false">+</mo>
          <msub>
            <mi>w</mi>
            <mi>b</mi>
          </msub>
        </mrow>
        <mo stretchy="false">=</mo>
        <mn>0</mn>
      </mrow>
    </mrow>
    <annotation encoding="StarMath 5.0">{ bold w}^T {bold x} + w_b  = 0 </annotation>
  </semantics>
</math>
</file>

<file path=Object 7/content.xml><?xml version="1.0" encoding="utf-8"?>
<math xmlns="http://www.w3.org/1998/Math/MathML" display="block">
  <semantics>
    <mfrac>
      <mn>2</mn>
      <mrow>
        <mo fence="true" stretchy="false">‖</mo>
        <mrow>
          <mstyle mathvariant="bold">
            <mi>w</mi>
          </mstyle>
        </mrow>
        <mo fence="true" stretchy="false">‖</mo>
      </mrow>
    </mfrac>
    <annotation encoding="StarMath 5.0">2 over {ldline bold w rdline  } </annotation>
  </semantics>
</math>
</file>

<file path=Object 8/content.xml><?xml version="1.0" encoding="utf-8"?>
<math xmlns="http://www.w3.org/1998/Math/MathML" display="block">
  <semantics>
    <mrow>
      <msup>
        <mstyle mathvariant="bold">
          <mi>w</mi>
        </mstyle>
        <mi>T</mi>
      </msup>
      <mrow>
        <mrow>
          <mstyle mathvariant="bold">
            <mi>x</mi>
          </mstyle>
          <mo stretchy="false">+</mo>
          <msub>
            <mi>w</mi>
            <mi>b</mi>
          </msub>
        </mrow>
        <mo stretchy="false">=</mo>
        <mrow>
          <mo stretchy="false">−</mo>
          <mn>1</mn>
        </mrow>
      </mrow>
    </mrow>
    <annotation encoding="StarMath 5.0">{ bold w}^T {bold x} + w_b =-1</annotation>
  </semantics>
</math>
</file>

<file path=Object 9/content.xml><?xml version="1.0" encoding="utf-8"?>
<math xmlns="http://www.w3.org/1998/Math/MathML" display="block">
  <semantics>
    <mfrac>
      <mn>2</mn>
      <mrow>
        <mo fence="true" stretchy="false">‖</mo>
        <mrow>
          <mstyle mathvariant="bold">
            <mi>w</mi>
          </mstyle>
        </mrow>
        <mo fence="true" stretchy="false">‖</mo>
      </mrow>
    </mfrac>
    <annotation encoding="StarMath 5.0">2 over {ldline bold w rdline  } </annotation>
  </semantics>
</math>
</file>